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4.807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872cm"/>
    </style:style>
    <style:style style:name="co6" style:family="table-column">
      <style:table-column-properties fo:break-before="auto" style:column-width="4.646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</style:style>
    <style:style style:name="ce2" style:family="table-cell" style:parent-style-name="Default">
      <style:table-cell-properties fo:border-bottom="0.088cm solid #000000" fo:border-left="0.088cm solid #000000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0.088cm solid #000000"/>
    </style:style>
    <style:style style:name="ce5" style:family="table-cell" style:parent-style-name="Default">
      <style:table-cell-properties fo:border-bottom="none" fo:border-left="0.088cm solid #000000" fo:border-right="0.035cm solid #000000" fo:border-top="0.035cm solid #000000"/>
    </style:style>
    <style:style style:name="ce6" style:family="table-cell" style:parent-style-name="Default">
      <style:table-cell-properties fo:border-bottom="none" fo:border-left="0.088cm solid #000000" fo:border-right="0.035cm solid #000000" fo:border-top="none"/>
    </style:style>
    <style:style style:name="ce7" style:family="table-cell" style:parent-style-name="Default">
      <style:table-cell-properties fo:border-bottom="0.035cm solid #000000" fo:border-left="0.088cm solid #000000" fo:border-right="0.035cm solid #000000" fo:border-top="none"/>
    </style:style>
    <style:style style:name="ce8" style:family="table-cell" style:parent-style-name="Default">
      <style:table-cell-properties fo:border-bottom="0.088cm solid #000000" fo:border-left="0.088cm solid #000000" fo:border-right="0.035cm solid #000000" fo:border-top="none"/>
    </style:style>
    <style:style style:name="ce9" style:family="table-cell" style:parent-style-name="Default">
      <style:table-cell-properties fo:border-bottom="none" fo:border-left="none" fo:border-right="none" fo:border-top="0.088cm solid #000000"/>
    </style:style>
    <style:style style:name="ce10" style:family="table-cell" style:parent-style-name="Default">
      <style:table-cell-properties fo:border-bottom="0.088cm solid #000000" fo:border-left="none" fo:border-right="none" fo:border-top="none"/>
    </style:style>
    <style:style style:name="ce11" style:family="table-cell" style:parent-style-name="Default">
      <style:table-cell-properties fo:border-bottom="none" fo:border-left="0.035cm solid #000000" fo:border-right="0.035cm solid #000000" fo:border-top="0.035cm solid #000000"/>
    </style:style>
    <style:style style:name="ce12" style:family="table-cell" style:parent-style-name="Default">
      <style:table-cell-properties fo:border-bottom="none" fo:border-left="0.035cm solid #000000" fo:border-right="0.035cm solid #000000" fo:border-top="none"/>
    </style:style>
    <style:style style:name="ce13" style:family="table-cell" style:parent-style-name="Default">
      <style:table-cell-properties fo:border-bottom="0.035cm solid #000000" fo:border-left="0.035cm solid #000000" fo:border-right="0.035cm solid #000000" fo:border-top="none"/>
    </style:style>
    <style:style style:name="ce14" style:family="table-cell" style:parent-style-name="Default">
      <style:table-cell-properties fo:border-bottom="0.088cm solid #000000" fo:border-left="0.035cm solid #000000" fo:border-right="0.035cm solid #000000" fo:border-top="none"/>
    </style:style>
    <style:style style:name="ce15" style:family="table-cell" style:parent-style-name="Default">
      <style:table-cell-properties fo:border-bottom="none" fo:border-left="none" fo:border-right="0.088cm solid #000000" fo:border-top="0.088cm solid #000000"/>
    </style:style>
    <style:style style:name="ce16" style:family="table-cell" style:parent-style-name="Default">
      <style:table-cell-properties fo:border-bottom="0.088cm solid #000000" fo:border-left="none" fo:border-right="0.088cm solid #000000" fo:border-top="none"/>
    </style:style>
    <style:style style:name="ce17" style:family="table-cell" style:parent-style-name="Default">
      <style:table-cell-properties fo:border-bottom="none" fo:border-left="0.035cm solid #000000" fo:border-right="0.088cm solid #000000" fo:border-top="0.035cm solid #000000"/>
    </style:style>
    <style:style style:name="ce18" style:family="table-cell" style:parent-style-name="Default">
      <style:table-cell-properties fo:border-bottom="none" fo:border-left="0.035cm solid #000000" fo:border-right="0.088cm solid #000000" fo:border-top="none"/>
    </style:style>
    <style:style style:name="ce19" style:family="table-cell" style:parent-style-name="Default">
      <style:table-cell-properties fo:border-bottom="0.035cm solid #000000" fo:border-left="0.035cm solid #000000" fo:border-right="0.088cm solid #000000" fo:border-top="none"/>
    </style:style>
    <style:style style:name="ce20" style:family="table-cell" style:parent-style-name="Default">
      <style:table-cell-properties fo:border-bottom="0.088cm solid #000000" fo:border-left="0.035cm solid #000000" fo:border-right="0.088cm solid #000000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style:text-align-source="value-type" style:repeat-content="false"/>
      <style:paragraph-properties fo:margin-left="0cm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ce6"/>
        <table:table-column table:style-name="co2" table:default-cell-style-name="ce12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table:number-columns-spanned="2" table:number-rows-spanned="1">
            <text:p>Test name: evm9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>
            <text:p>Fragment count 0</text:p>
          </table:table-cell>
          <table:table-cell table:style-name="ce9" office:value-type="string">
            <text:p>Iteration count</text:p>
          </table:table-cell>
          <table:table-cell table:style-name="ce15" office:value-type="string">
            <text:p>Step</text:p>
          </table:table-cell>
          <table:table-cell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16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3" office:value-type="string" table:number-columns-spanned="3" table:number-rows-spanned="1">
            <text:p><text:s/>Test Output</text:p>
          </table:table-cell>
          <table:covered-table-cell table:number-columns-repeated="2" table:style-name="Default"/>
          <table:table-cell/>
          <table:table-cell table:style-name="ce3" office:value-type="string" table:number-columns-spanned="2" table:number-rows-spanned="1">
            <text:p>Minimum tact</text:p>
          </table:table-cell>
          <table:covered-table-cell table:style-name="ce22"/>
          <table:table-cell table:style-name="ce22" table:number-columns-repeated="2"/>
          <table:table-cell table:number-columns-repeated="2"/>
        </table:table-row>
        <table:table-row table:style-name="ro1">
          <table:table-cell table:style-name="ce4" office:value-type="string">
            <text:p>Step number</text:p>
          </table:table-cell>
          <table:table-cell table:style-name="ce4" office:value-type="string">
            <text:p>Iteration</text:p>
          </table:table-cell>
          <table:table-cell table:style-name="ce4" office:value-type="string">
            <text:p>Tact / operation</text:p>
          </table:table-cell>
          <table:table-cell table:style-name="ce21"/>
          <table:table-cell table:style-name="ce4" office:value-type="string">
            <text:p>Fragment count</text:p>
          </table:table-cell>
          <table:table-cell table:style-name="ce4" office:value-type="string">
            <text:p>Tact / operation</text:p>
          </table:table-cell>
          <table:table-cell table:style-name="ce21"/>
          <table:table-cell table:style-name="ce21">
            <draw:frame table:end-cell-address="Лист1.R35" table:end-x="2.194cm" table:end-y="0.327cm" draw:z-index="0" draw:style-name="gr1" draw:text-style-name="P1" svg:width="25.119cm" svg:height="12.804cm" svg:x="0.065cm" svg:y="0.169cm">
              <draw:object draw:notify-on-update-of-ranges="Лист1.E8:Лист1.E39 Лист1.F7:Лист1.F7 Лист1.F8:Лист1.F3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9.67">
            <text:p>9,67</text:p>
          </table:table-cell>
          <table:table-cell table:style-name="ce21"/>
          <table:table-cell table:style-name="ce6" table:formula="of:=[.A4]" office:value-type="float" office:value="1">
            <text:p>1</text:p>
          </table:table-cell>
          <table:table-cell table:style-name="ce18" table:formula="of:=MIN(INDIRECT(ADDRESS(8 + [.$B$4]*([.$E8]-1);3;4)):INDIRECT(ADDRESS(17 + [.$B$4]*([.$E8]-1);3;4)))" office:value-type="float" office:value="9.18">
            <text:p>9,18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.39">
            <text:p>9,39</text:p>
          </table:table-cell>
          <table:table-cell/>
          <table:table-cell table:style-name="ce6" table:formula="of:=[.E8]+[.$C$4]" office:value-type="float" office:value="2">
            <text:p>2</text:p>
          </table:table-cell>
          <table:table-cell table:style-name="ce18" table:formula="of:=MIN(INDIRECT(ADDRESS(8 + [.$B$4]*([.$E9]-1);3;4)):INDIRECT(ADDRESS(17 + [.$B$4]*([.$E9]-1);3;4)))" office:value-type="float" office:value="9.26">
            <text:p>9,26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.18">
            <text:p>9,18</text:p>
          </table:table-cell>
          <table:table-cell/>
          <table:table-cell table:style-name="ce6" table:formula="of:=[.E9]+[.$C$4]" office:value-type="float" office:value="3">
            <text:p>3</text:p>
          </table:table-cell>
          <table:table-cell table:style-name="ce18" table:formula="of:=MIN(INDIRECT(ADDRESS(8 + [.$B$4]*([.$E10]-1);3;4)):INDIRECT(ADDRESS(17 + [.$B$4]*([.$E10]-1);3;4)))" office:value-type="float" office:value="9.2">
            <text:p>9,2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.22">
            <text:p>9,22</text:p>
          </table:table-cell>
          <table:table-cell/>
          <table:table-cell table:style-name="ce6" table:formula="of:=[.E10]+[.$C$4]" office:value-type="float" office:value="4">
            <text:p>4</text:p>
          </table:table-cell>
          <table:table-cell table:style-name="ce18" table:formula="of:=MIN(INDIRECT(ADDRESS(8 + [.$B$4]*([.$E11]-1);3;4)):INDIRECT(ADDRESS(17 + [.$B$4]*([.$E11]-1);3;4)))" office:value-type="float" office:value="9.19">
            <text:p>9,19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.35">
            <text:p>9,35</text:p>
          </table:table-cell>
          <table:table-cell table:style-name="ce21"/>
          <table:table-cell table:style-name="ce6" table:formula="of:=[.E11]+[.$C$4]" office:value-type="float" office:value="5">
            <text:p>5</text:p>
          </table:table-cell>
          <table:table-cell table:style-name="ce18" table:formula="of:=MIN(INDIRECT(ADDRESS(8 + [.$B$4]*([.$E12]-1);3;4)):INDIRECT(ADDRESS(17 + [.$B$4]*([.$E12]-1);3;4)))" office:value-type="float" office:value="9.23">
            <text:p>9,23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.76">
            <text:p>9,76</text:p>
          </table:table-cell>
          <table:table-cell table:style-name="ce21"/>
          <table:table-cell table:style-name="ce6" table:formula="of:=[.E12]+[.$C$4]" office:value-type="float" office:value="6">
            <text:p>6</text:p>
          </table:table-cell>
          <table:table-cell table:style-name="ce18" table:formula="of:=MIN(INDIRECT(ADDRESS(8 + [.$B$4]*([.$E13]-1);3;4)):INDIRECT(ADDRESS(17 + [.$B$4]*([.$E13]-1);3;4)))" office:value-type="float" office:value="9.33">
            <text:p>9,33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.19">
            <text:p>10,19</text:p>
          </table:table-cell>
          <table:table-cell/>
          <table:table-cell table:style-name="ce6" table:formula="of:=[.E13]+[.$C$4]" office:value-type="float" office:value="7">
            <text:p>7</text:p>
          </table:table-cell>
          <table:table-cell table:style-name="ce18" table:formula="of:=MIN(INDIRECT(ADDRESS(8 + [.$B$4]*([.$E14]-1);3;4)):INDIRECT(ADDRESS(17 + [.$B$4]*([.$E14]-1);3;4)))" office:value-type="float" office:value="9.24">
            <text:p>9,24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table:style-name="ce6" table:formula="of:=[.E14]+[.$C$4]" office:value-type="float" office:value="8">
            <text:p>8</text:p>
          </table:table-cell>
          <table:table-cell table:style-name="ce18" table:formula="of:=MIN(INDIRECT(ADDRESS(8 + [.$B$4]*([.$E15]-1);3;4)):INDIRECT(ADDRESS(17 + [.$B$4]*([.$E15]-1);3;4)))" office:value-type="float" office:value="9.26">
            <text:p>9,26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.07">
            <text:p>10,07</text:p>
          </table:table-cell>
          <table:table-cell/>
          <table:table-cell table:style-name="ce6" table:formula="of:=[.E15]+[.$C$4]" office:value-type="float" office:value="9">
            <text:p>9</text:p>
          </table:table-cell>
          <table:table-cell table:style-name="ce18" table:formula="of:=MIN(INDIRECT(ADDRESS(8 + [.$B$4]*([.$E16]-1);3;4)):INDIRECT(ADDRESS(17 + [.$B$4]*([.$E16]-1);3;4)))" office:value-type="float" office:value="14.93">
            <text:p>14,93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9.33">
            <text:p>9,33</text:p>
          </table:table-cell>
          <table:table-cell table:style-name="ce21"/>
          <table:table-cell table:style-name="ce6" table:formula="of:=[.E16]+[.$C$4]" office:value-type="float" office:value="10">
            <text:p>10</text:p>
          </table:table-cell>
          <table:table-cell table:style-name="ce18" table:formula="of:=MIN(INDIRECT(ADDRESS(8 + [.$B$4]*([.$E17]-1);3;4)):INDIRECT(ADDRESS(17 + [.$B$4]*([.$E17]-1);3;4)))" office:value-type="float" office:value="15.09">
            <text:p>15,09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9.39">
            <text:p>9,39</text:p>
          </table:table-cell>
          <table:table-cell table:style-name="ce21"/>
          <table:table-cell table:style-name="ce6" table:formula="of:=[.E17]+[.$C$4]" office:value-type="float" office:value="11">
            <text:p>11</text:p>
          </table:table-cell>
          <table:table-cell table:style-name="ce18" table:formula="of:=MIN(INDIRECT(ADDRESS(8 + [.$B$4]*([.$E18]-1);3;4)):INDIRECT(ADDRESS(17 + [.$B$4]*([.$E18]-1);3;4)))" office:value-type="float" office:value="15.01">
            <text:p>15,01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9.26">
            <text:p>9,26</text:p>
          </table:table-cell>
          <table:table-cell/>
          <table:table-cell table:style-name="ce6" table:formula="of:=[.E18]+[.$C$4]" office:value-type="float" office:value="12">
            <text:p>12</text:p>
          </table:table-cell>
          <table:table-cell table:style-name="ce18" table:formula="of:=MIN(INDIRECT(ADDRESS(8 + [.$B$4]*([.$E19]-1);3;4)):INDIRECT(ADDRESS(17 + [.$B$4]*([.$E19]-1);3;4)))" office:value-type="float" office:value="14.95">
            <text:p>14,95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.36">
            <text:p>9,36</text:p>
          </table:table-cell>
          <table:table-cell/>
          <table:table-cell table:style-name="ce6" table:formula="of:=[.E19]+[.$C$4]" office:value-type="float" office:value="13">
            <text:p>13</text:p>
          </table:table-cell>
          <table:table-cell table:style-name="ce18" table:formula="of:=MIN(INDIRECT(ADDRESS(8 + [.$B$4]*([.$E20]-1);3;4)):INDIRECT(ADDRESS(17 + [.$B$4]*([.$E20]-1);3;4)))" office:value-type="float" office:value="14.94">
            <text:p>14,94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.38">
            <text:p>9,38</text:p>
          </table:table-cell>
          <table:table-cell/>
          <table:table-cell table:style-name="ce6" table:formula="of:=[.E20]+[.$C$4]" office:value-type="float" office:value="14">
            <text:p>14</text:p>
          </table:table-cell>
          <table:table-cell table:style-name="ce18" table:formula="of:=MIN(INDIRECT(ADDRESS(8 + [.$B$4]*([.$E21]-1);3;4)):INDIRECT(ADDRESS(17 + [.$B$4]*([.$E21]-1);3;4)))" office:value-type="float" office:value="14.95">
            <text:p>14,95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.3">
            <text:p>10,3</text:p>
          </table:table-cell>
          <table:table-cell table:style-name="ce21"/>
          <table:table-cell table:style-name="ce6" table:formula="of:=[.E21]+[.$C$4]" office:value-type="float" office:value="15">
            <text:p>15</text:p>
          </table:table-cell>
          <table:table-cell table:style-name="ce18" table:formula="of:=MIN(INDIRECT(ADDRESS(8 + [.$B$4]*([.$E22]-1);3;4)):INDIRECT(ADDRESS(17 + [.$B$4]*([.$E22]-1);3;4)))" office:value-type="float" office:value="15.07">
            <text:p>15,07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.36">
            <text:p>9,36</text:p>
          </table:table-cell>
          <table:table-cell table:style-name="ce21"/>
          <table:table-cell table:style-name="ce6" table:formula="of:=[.E22]+[.$C$4]" office:value-type="float" office:value="16">
            <text:p>16</text:p>
          </table:table-cell>
          <table:table-cell table:style-name="ce18" table:formula="of:=MIN(INDIRECT(ADDRESS(8 + [.$B$4]*([.$E23]-1);3;4)):INDIRECT(ADDRESS(17 + [.$B$4]*([.$E23]-1);3;4)))" office:value-type="float" office:value="15.05">
            <text:p>15,05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.89">
            <text:p>9,89</text:p>
          </table:table-cell>
          <table:table-cell/>
          <table:table-cell table:style-name="ce6" table:formula="of:=[.E23]+[.$C$4]" office:value-type="float" office:value="17">
            <text:p>17</text:p>
          </table:table-cell>
          <table:table-cell table:style-name="ce18" table:formula="of:=MIN(INDIRECT(ADDRESS(8 + [.$B$4]*([.$E24]-1);3;4)):INDIRECT(ADDRESS(17 + [.$B$4]*([.$E24]-1);3;4)))" office:value-type="float" office:value="15.08">
            <text:p>15,08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.32">
            <text:p>10,32</text:p>
          </table:table-cell>
          <table:table-cell/>
          <table:table-cell table:style-name="ce6" table:formula="of:=[.E24]+[.$C$4]" office:value-type="float" office:value="18">
            <text:p>18</text:p>
          </table:table-cell>
          <table:table-cell table:style-name="ce18" table:formula="of:=MIN(INDIRECT(ADDRESS(8 + [.$B$4]*([.$E25]-1);3;4)):INDIRECT(ADDRESS(17 + [.$B$4]*([.$E25]-1);3;4)))" office:value-type="float" office:value="15.06">
            <text:p>15,06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9.62">
            <text:p>9,62</text:p>
          </table:table-cell>
          <table:table-cell/>
          <table:table-cell table:style-name="ce6" table:formula="of:=[.E25]+[.$C$4]" office:value-type="float" office:value="19">
            <text:p>19</text:p>
          </table:table-cell>
          <table:table-cell table:style-name="ce18" table:formula="of:=MIN(INDIRECT(ADDRESS(8 + [.$B$4]*([.$E26]-1);3;4)):INDIRECT(ADDRESS(17 + [.$B$4]*([.$E26]-1);3;4)))" office:value-type="float" office:value="15.28">
            <text:p>15,28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9.46">
            <text:p>9,46</text:p>
          </table:table-cell>
          <table:table-cell table:style-name="ce21"/>
          <table:table-cell table:style-name="ce6" table:formula="of:=[.E26]+[.$C$4]" office:value-type="float" office:value="20">
            <text:p>20</text:p>
          </table:table-cell>
          <table:table-cell table:style-name="ce18" table:formula="of:=MIN(INDIRECT(ADDRESS(8 + [.$B$4]*([.$E27]-1);3;4)):INDIRECT(ADDRESS(17 + [.$B$4]*([.$E27]-1);3;4)))" office:value-type="float" office:value="15.28">
            <text:p>15,28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9.2">
            <text:p>9,2</text:p>
          </table:table-cell>
          <table:table-cell table:style-name="ce21"/>
          <table:table-cell table:style-name="ce6" table:formula="of:=[.E27]+[.$C$4]" office:value-type="float" office:value="21">
            <text:p>21</text:p>
          </table:table-cell>
          <table:table-cell table:style-name="ce18" table:formula="of:=MIN(INDIRECT(ADDRESS(8 + [.$B$4]*([.$E28]-1);3;4)):INDIRECT(ADDRESS(17 + [.$B$4]*([.$E28]-1);3;4)))" office:value-type="float" office:value="15.27">
            <text:p>15,27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.47">
            <text:p>9,47</text:p>
          </table:table-cell>
          <table:table-cell/>
          <table:table-cell table:style-name="ce6" table:formula="of:=[.E28]+[.$C$4]" office:value-type="float" office:value="22">
            <text:p>22</text:p>
          </table:table-cell>
          <table:table-cell table:style-name="ce18" table:formula="of:=MIN(INDIRECT(ADDRESS(8 + [.$B$4]*([.$E29]-1);3;4)):INDIRECT(ADDRESS(17 + [.$B$4]*([.$E29]-1);3;4)))" office:value-type="float" office:value="15.3">
            <text:p>15,3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9.21">
            <text:p>9,21</text:p>
          </table:table-cell>
          <table:table-cell/>
          <table:table-cell table:style-name="ce6" table:formula="of:=[.E29]+[.$C$4]" office:value-type="float" office:value="23">
            <text:p>23</text:p>
          </table:table-cell>
          <table:table-cell table:style-name="ce18" table:formula="of:=MIN(INDIRECT(ADDRESS(8 + [.$B$4]*([.$E30]-1);3;4)):INDIRECT(ADDRESS(17 + [.$B$4]*([.$E30]-1);3;4)))" office:value-type="float" office:value="15.07">
            <text:p>15,07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.6">
            <text:p>9,6</text:p>
          </table:table-cell>
          <table:table-cell/>
          <table:table-cell table:style-name="ce6" table:formula="of:=[.E30]+[.$C$4]" office:value-type="float" office:value="24">
            <text:p>24</text:p>
          </table:table-cell>
          <table:table-cell table:style-name="ce18" table:formula="of:=MIN(INDIRECT(ADDRESS(8 + [.$B$4]*([.$E31]-1);3;4)):INDIRECT(ADDRESS(17 + [.$B$4]*([.$E31]-1);3;4)))" office:value-type="float" office:value="15.16">
            <text:p>15,16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.64">
            <text:p>9,64</text:p>
          </table:table-cell>
          <table:table-cell table:style-name="ce21"/>
          <table:table-cell table:style-name="ce6" table:formula="of:=[.E31]+[.$C$4]" office:value-type="float" office:value="25">
            <text:p>25</text:p>
          </table:table-cell>
          <table:table-cell table:style-name="ce18" table:formula="of:=MIN(INDIRECT(ADDRESS(8 + [.$B$4]*([.$E32]-1);3;4)):INDIRECT(ADDRESS(17 + [.$B$4]*([.$E32]-1);3;4)))" office:value-type="float" office:value="15.22">
            <text:p>15,22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.58">
            <text:p>9,58</text:p>
          </table:table-cell>
          <table:table-cell table:style-name="ce21"/>
          <table:table-cell table:style-name="ce6" table:formula="of:=[.E32]+[.$C$4]" office:value-type="float" office:value="26">
            <text:p>26</text:p>
          </table:table-cell>
          <table:table-cell table:style-name="ce18" table:formula="of:=MIN(INDIRECT(ADDRESS(8 + [.$B$4]*([.$E33]-1);3;4)):INDIRECT(ADDRESS(17 + [.$B$4]*([.$E33]-1);3;4)))" office:value-type="float" office:value="15.17">
            <text:p>15,17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.42">
            <text:p>9,42</text:p>
          </table:table-cell>
          <table:table-cell/>
          <table:table-cell table:style-name="ce6" table:formula="of:=[.E33]+[.$C$4]" office:value-type="float" office:value="27">
            <text:p>27</text:p>
          </table:table-cell>
          <table:table-cell table:style-name="ce18" table:formula="of:=MIN(INDIRECT(ADDRESS(8 + [.$B$4]*([.$E34]-1);3;4)):INDIRECT(ADDRESS(17 + [.$B$4]*([.$E34]-1);3;4)))" office:value-type="float" office:value="15.27">
            <text:p>15,27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.45">
            <text:p>9,45</text:p>
          </table:table-cell>
          <table:table-cell/>
          <table:table-cell table:style-name="ce6" table:formula="of:=[.E34]+[.$C$4]" office:value-type="float" office:value="28">
            <text:p>28</text:p>
          </table:table-cell>
          <table:table-cell table:style-name="ce18" table:formula="of:=MIN(INDIRECT(ADDRESS(8 + [.$B$4]*([.$E35]-1);3;4)):INDIRECT(ADDRESS(17 + [.$B$4]*([.$E35]-1);3;4)))" office:value-type="float" office:value="15.26">
            <text:p>15,26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.2">
            <text:p>9,2</text:p>
          </table:table-cell>
          <table:table-cell/>
          <table:table-cell table:style-name="ce6" table:formula="of:=[.E35]+[.$C$4]" office:value-type="float" office:value="29">
            <text:p>29</text:p>
          </table:table-cell>
          <table:table-cell table:style-name="ce18" table:formula="of:=MIN(INDIRECT(ADDRESS(8 + [.$B$4]*([.$E36]-1);3;4)):INDIRECT(ADDRESS(17 + [.$B$4]*([.$E36]-1);3;4)))" office:value-type="float" office:value="15.34">
            <text:p>15,34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9.42">
            <text:p>9,42</text:p>
          </table:table-cell>
          <table:table-cell table:style-name="ce21"/>
          <table:table-cell table:style-name="ce6" table:formula="of:=[.E36]+[.$C$4]" office:value-type="float" office:value="30">
            <text:p>30</text:p>
          </table:table-cell>
          <table:table-cell table:style-name="ce18" table:formula="of:=MIN(INDIRECT(ADDRESS(8 + [.$B$4]*([.$E37]-1);3;4)):INDIRECT(ADDRESS(17 + [.$B$4]*([.$E37]-1);3;4)))" office:value-type="float" office:value="15.15">
            <text:p>15,15</text:p>
          </table:table-cell>
          <table:table-cell table:style-name="ce21" table:number-columns-repeated="2"/>
          <table:table-cell table:number-columns-repeated="2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9.22">
            <text:p>9,22</text:p>
          </table:table-cell>
          <table:table-cell table:style-name="ce21"/>
          <table:table-cell table:style-name="ce6" table:formula="of:=[.E37]+[.$C$4]" office:value-type="float" office:value="31">
            <text:p>31</text:p>
          </table:table-cell>
          <table:table-cell table:style-name="ce18" table:formula="of:=MIN(INDIRECT(ADDRESS(8 + [.$B$4]*([.$E38]-1);3;4)):INDIRECT(ADDRESS(17 + [.$B$4]*([.$E38]-1);3;4)))" office:value-type="float" office:value="15.15">
            <text:p>15,1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.23">
            <text:p>9,23</text:p>
          </table:table-cell>
          <table:table-cell/>
          <table:table-cell table:style-name="ce8" table:formula="of:=[.E38]+[.$C$4]" office:value-type="float" office:value="32">
            <text:p>32</text:p>
          </table:table-cell>
          <table:table-cell table:style-name="ce20" table:formula="of:=MIN(INDIRECT(ADDRESS(8 + [.$B$4]*([.$E39]-1);3;4)):INDIRECT(ADDRESS(17 + [.$B$4]*([.$E39]-1);3;4)))" office:value-type="float" office:value="15.2">
            <text:p>15,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.44">
            <text:p>9,4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9.23">
            <text:p>9,2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.44">
            <text:p>9,4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.75">
            <text:p>9,75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.34">
            <text:p>9,34</text:p>
          </table:table-cell>
          <table:table-cell table:number-columns-repeated="6"/>
          <table:table-cell table:style-name="ce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.3">
            <text:p>9,3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.37">
            <text:p>9,37</text:p>
          </table:table-cell>
          <table:table-cell table:number-columns-repeated="7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9.19">
            <text:p>9,19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9.57">
            <text:p>9,57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.8">
            <text:p>10,8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.18">
            <text:p>10,18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.59">
            <text:p>9,5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.23">
            <text:p>9,23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.11">
            <text:p>10,11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.18">
            <text:p>11,18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.05">
            <text:p>11,05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9.5">
            <text:p>9,5</text:p>
          </table:table-cell>
          <table:table-cell table:number-columns-repeated="7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9.4">
            <text:p>9,4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0.23">
            <text:p>10,23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.04">
            <text:p>11,04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.12">
            <text:p>11,12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.33">
            <text:p>9,3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.47">
            <text:p>10,47</text:p>
          </table:table-cell>
          <table:table-cell table:style-name="ce21"/>
          <table:table-cell table:number-columns-repeated="6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9.85">
            <text:p>9,85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.66">
            <text:p>10,66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.76">
            <text:p>10,76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.82">
            <text:p>10,82</text:p>
          </table:table-cell>
          <table:table-cell table:number-columns-repeated="7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9.48">
            <text:p>9,48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0.92">
            <text:p>10,9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1.43">
            <text:p>11,43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.59">
            <text:p>10,59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.44">
            <text:p>9,44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.37">
            <text:p>9,37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.24">
            <text:p>11,24</text:p>
          </table:table-cell>
          <table:table-cell table:style-name="ce21"/>
          <table:table-cell table:number-columns-repeated="6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10.4">
            <text:p>10,4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.28">
            <text:p>9,28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9.24">
            <text:p>9,24</text:p>
          </table:table-cell>
          <table:table-cell table:number-columns-repeated="7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9.69">
            <text:p>9,69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0.28">
            <text:p>10,2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.8">
            <text:p>11,8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.38">
            <text:p>9,38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.95">
            <text:p>10,95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.62">
            <text:p>9,6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.47">
            <text:p>9,47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.28">
            <text:p>9,2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1.14">
            <text:p>11,14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.11">
            <text:p>10,11</text:p>
          </table:table-cell>
          <table:table-cell table:number-columns-repeated="7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9.26">
            <text:p>9,26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41">
            <text:p>15,41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.25">
            <text:p>15,25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.09">
            <text:p>15,09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.19">
            <text:p>15,19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.18">
            <text:p>15,1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4.93">
            <text:p>14,93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.14">
            <text:p>15,14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.08">
            <text:p>15,0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15.41">
            <text:p>15,41</text:p>
          </table:table-cell>
          <table:table-cell table:number-columns-repeated="7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19">
            <text:p>15,19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28">
            <text:p>15,28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.24">
            <text:p>15,24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.23">
            <text:p>15,23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.23">
            <text:p>15,23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.4">
            <text:p>15,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5.46">
            <text:p>15,4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5.36">
            <text:p>15,36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.79">
            <text:p>15,79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.48">
            <text:p>15,48</text:p>
          </table:table-cell>
          <table:table-cell table:number-columns-repeated="7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09">
            <text:p>15,09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02">
            <text:p>15,0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.64">
            <text:p>15,64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.4">
            <text:p>15,4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.26">
            <text:p>15,26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.01">
            <text:p>15,01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.35">
            <text:p>15,35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5.58">
            <text:p>15,58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5.16">
            <text:p>15,16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5.49">
            <text:p>15,49</text:p>
          </table:table-cell>
          <table:table-cell table:number-columns-repeated="7"/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09">
            <text:p>15,09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51">
            <text:p>15,51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.95">
            <text:p>14,95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.51">
            <text:p>15,51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.06">
            <text:p>15,06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.59">
            <text:p>15,59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.53">
            <text:p>15,53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5.4">
            <text:p>15,4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5.08">
            <text:p>15,08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5.19">
            <text:p>15,19</text:p>
          </table:table-cell>
          <table:table-cell table:number-columns-repeated="7"/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13">
            <text:p>15,13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4.94">
            <text:p>14,9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.82">
            <text:p>15,82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.01">
            <text:p>15,01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.24">
            <text:p>15,24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4.99">
            <text:p>14,99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5.49">
            <text:p>15,49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5.17">
            <text:p>15,17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.16">
            <text:p>15,16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5.02">
            <text:p>15,02</text:p>
          </table:table-cell>
          <table:table-cell table:number-columns-repeated="7"/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3">
            <text:p>15,3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09">
            <text:p>15,09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5.18">
            <text:p>15,18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5.28">
            <text:p>15,28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.51">
            <text:p>15,51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.36">
            <text:p>15,36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5.29">
            <text:p>15,29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5.16">
            <text:p>15,16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5.06">
            <text:p>15,06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.95">
            <text:p>14,95</text:p>
          </table:table-cell>
          <table:table-cell table:number-columns-repeated="7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94">
            <text:p>15,94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34">
            <text:p>15,34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.1">
            <text:p>15,1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.09">
            <text:p>15,09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.49">
            <text:p>15,49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.12">
            <text:p>15,1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.42">
            <text:p>15,42</text:p>
          </table:table-cell>
          <table:table-cell table:style-name="ce21"/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.42">
            <text:p>15,42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5.51">
            <text:p>15,51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.08">
            <text:p>15,08</text:p>
          </table:table-cell>
          <table:table-cell table:number-columns-repeated="7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07">
            <text:p>15,07</text:p>
          </table:table-cell>
          <table:table-cell table:style-name="ce21"/>
          <table:table-cell table:number-columns-repeated="6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56">
            <text:p>15,56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5.05">
            <text:p>15,05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5.11">
            <text:p>15,11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5.37">
            <text:p>15,37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5.74">
            <text:p>15,74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.28">
            <text:p>15,28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.36">
            <text:p>15,36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.58">
            <text:p>15,58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.15">
            <text:p>15,15</text:p>
          </table:table-cell>
          <table:table-cell table:number-columns-repeated="7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24">
            <text:p>15,24</text:p>
          </table:table-cell>
          <table:table-cell table:number-columns-repeated="7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09">
            <text:p>15,09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5.37">
            <text:p>15,37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5.1">
            <text:p>15,1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.3">
            <text:p>15,3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5.09">
            <text:p>15,09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5.08">
            <text:p>15,08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5.2">
            <text:p>15,2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5.4">
            <text:p>15,4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5.31">
            <text:p>15,31</text:p>
          </table:table-cell>
          <table:table-cell table:number-columns-repeated="7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35">
            <text:p>15,35</text:p>
          </table:table-cell>
          <table:table-cell table:number-columns-repeated="7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1">
            <text:p>15,1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5.06">
            <text:p>15,06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5.3">
            <text:p>15,3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.35">
            <text:p>15,35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5.57">
            <text:p>15,57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5.23">
            <text:p>15,23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5.47">
            <text:p>15,47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5.13">
            <text:p>15,13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.3">
            <text:p>15,3</text:p>
          </table:table-cell>
          <table:table-cell table:number-columns-repeated="7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11">
            <text:p>15,11</text:p>
          </table:table-cell>
          <table:table-cell table:number-columns-repeated="7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73">
            <text:p>15,73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5.28">
            <text:p>15,28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5.32">
            <text:p>15,32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5.77">
            <text:p>15,77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5.9">
            <text:p>15,9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5.31">
            <text:p>15,31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5.59">
            <text:p>15,59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5.61">
            <text:p>15,61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5.75">
            <text:p>15,75</text:p>
          </table:table-cell>
          <table:table-cell table:number-columns-repeated="7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43">
            <text:p>15,43</text:p>
          </table:table-cell>
          <table:table-cell table:number-columns-repeated="7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6.43">
            <text:p>16,43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5.32">
            <text:p>15,32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5.72">
            <text:p>15,72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6.04">
            <text:p>16,04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5.47">
            <text:p>15,47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5.56">
            <text:p>15,56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5.56">
            <text:p>15,56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5.57">
            <text:p>15,57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5.28">
            <text:p>15,28</text:p>
          </table:table-cell>
          <table:table-cell table:number-columns-repeated="7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31">
            <text:p>15,31</text:p>
          </table:table-cell>
          <table:table-cell table:number-columns-repeated="7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72">
            <text:p>15,72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5.36">
            <text:p>15,36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5.46">
            <text:p>15,46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5.56">
            <text:p>15,56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5.79">
            <text:p>15,79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5.27">
            <text:p>15,27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5.87">
            <text:p>15,87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5.73">
            <text:p>15,73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5.34">
            <text:p>15,34</text:p>
          </table:table-cell>
          <table:table-cell table:number-columns-repeated="7"/>
        </table:table-row>
        <table:table-row table:style-name="ro1">
          <table:table-cell table:style-name="ce7" office:value-type="float" office:value="21">
            <text:p>21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51">
            <text:p>15,51</text:p>
          </table:table-cell>
          <table:table-cell table:number-columns-repeated="7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36">
            <text:p>15,36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5.96">
            <text:p>15,96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5.53">
            <text:p>15,53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5.31">
            <text:p>15,31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5.53">
            <text:p>15,53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5.6">
            <text:p>15,6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6.03">
            <text:p>16,03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5.3">
            <text:p>15,3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6.01">
            <text:p>16,01</text:p>
          </table:table-cell>
          <table:table-cell table:number-columns-repeated="7"/>
        </table:table-row>
        <table:table-row table:style-name="ro1">
          <table:table-cell table:style-name="ce7" office:value-type="float" office:value="22">
            <text:p>22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33">
            <text:p>15,33</text:p>
          </table:table-cell>
          <table:table-cell table:number-columns-repeated="7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61">
            <text:p>15,61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5.35">
            <text:p>15,35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.11">
            <text:p>15,11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5.07">
            <text:p>15,07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.28">
            <text:p>15,28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5.4">
            <text:p>15,4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5.26">
            <text:p>15,26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5.31">
            <text:p>15,31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5.3">
            <text:p>15,3</text:p>
          </table:table-cell>
          <table:table-cell table:number-columns-repeated="7"/>
        </table:table-row>
        <table:table-row table:style-name="ro1">
          <table:table-cell table:style-name="ce7" office:value-type="float" office:value="23">
            <text:p>23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32">
            <text:p>15,32</text:p>
          </table:table-cell>
          <table:table-cell table:number-columns-repeated="7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34">
            <text:p>15,34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5.42">
            <text:p>15,42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6.28">
            <text:p>16,28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5.16">
            <text:p>15,16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5.78">
            <text:p>15,78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5.37">
            <text:p>15,37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5.26">
            <text:p>15,26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5.54">
            <text:p>15,54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5.54">
            <text:p>15,54</text:p>
          </table:table-cell>
          <table:table-cell table:number-columns-repeated="7"/>
        </table:table-row>
        <table:table-row table:style-name="ro1">
          <table:table-cell table:style-name="ce7" office:value-type="float" office:value="24">
            <text:p>24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76">
            <text:p>15,76</text:p>
          </table:table-cell>
          <table:table-cell table:number-columns-repeated="7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31">
            <text:p>15,31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5.25">
            <text:p>15,25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5.46">
            <text:p>15,46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5.23">
            <text:p>15,23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.25">
            <text:p>15,25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5.49">
            <text:p>15,49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6.1">
            <text:p>16,1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5.22">
            <text:p>15,22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5.43">
            <text:p>15,43</text:p>
          </table:table-cell>
          <table:table-cell table:number-columns-repeated="7"/>
        </table:table-row>
        <table:table-row table:style-name="ro1">
          <table:table-cell table:style-name="ce7" office:value-type="float" office:value="25">
            <text:p>25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29">
            <text:p>15,29</text:p>
          </table:table-cell>
          <table:table-cell table:number-columns-repeated="7"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37">
            <text:p>15,37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5.26">
            <text:p>15,26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5.31">
            <text:p>15,31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5.43">
            <text:p>15,43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5.73">
            <text:p>15,73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5.27">
            <text:p>15,27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5.17">
            <text:p>15,17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5.57">
            <text:p>15,57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5.68">
            <text:p>15,68</text:p>
          </table:table-cell>
          <table:table-cell table:number-columns-repeated="7"/>
        </table:table-row>
        <table:table-row table:style-name="ro1">
          <table:table-cell table:style-name="ce7" office:value-type="float" office:value="26">
            <text:p>26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46">
            <text:p>15,46</text:p>
          </table:table-cell>
          <table:table-cell table:number-columns-repeated="7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52">
            <text:p>15,52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5.31">
            <text:p>15,31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5.51">
            <text:p>15,51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5.6">
            <text:p>15,6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5.63">
            <text:p>15,63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5.65">
            <text:p>15,65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5.72">
            <text:p>15,72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5.37">
            <text:p>15,37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5.28">
            <text:p>15,28</text:p>
          </table:table-cell>
          <table:table-cell table:number-columns-repeated="7"/>
        </table:table-row>
        <table:table-row table:style-name="ro1">
          <table:table-cell table:style-name="ce7" office:value-type="float" office:value="27">
            <text:p>27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27">
            <text:p>15,27</text:p>
          </table:table-cell>
          <table:table-cell table:number-columns-repeated="7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46">
            <text:p>15,46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5.58">
            <text:p>15,58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5.42">
            <text:p>15,42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5.57">
            <text:p>15,57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5.61">
            <text:p>15,61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5.28">
            <text:p>15,28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6.14">
            <text:p>16,14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5.67">
            <text:p>15,67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5.31">
            <text:p>15,31</text:p>
          </table:table-cell>
          <table:table-cell table:number-columns-repeated="7"/>
        </table:table-row>
        <table:table-row table:style-name="ro1">
          <table:table-cell table:style-name="ce7" office:value-type="float" office:value="28">
            <text:p>28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26">
            <text:p>15,26</text:p>
          </table:table-cell>
          <table:table-cell table:number-columns-repeated="7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53">
            <text:p>15,53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6.28">
            <text:p>16,28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5.84">
            <text:p>15,84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5.62">
            <text:p>15,62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5.66">
            <text:p>15,66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5.49">
            <text:p>15,49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5.44">
            <text:p>15,44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5.55">
            <text:p>15,55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5.34">
            <text:p>15,34</text:p>
          </table:table-cell>
          <table:table-cell table:number-columns-repeated="7"/>
        </table:table-row>
        <table:table-row table:style-name="ro1">
          <table:table-cell table:style-name="ce7" office:value-type="float" office:value="29">
            <text:p>29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67">
            <text:p>15,67</text:p>
          </table:table-cell>
          <table:table-cell table:number-columns-repeated="7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69">
            <text:p>15,69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.3">
            <text:p>15,3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5.15">
            <text:p>15,15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5.56">
            <text:p>15,56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6.33">
            <text:p>16,33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5.38">
            <text:p>15,38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5.36">
            <text:p>15,36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5.32">
            <text:p>15,32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6.01">
            <text:p>16,01</text:p>
          </table:table-cell>
          <table:table-cell table:number-columns-repeated="7"/>
        </table:table-row>
        <table:table-row table:style-name="ro1">
          <table:table-cell table:style-name="ce7" office:value-type="float" office:value="30">
            <text:p>30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83">
            <text:p>15,83</text:p>
          </table:table-cell>
          <table:table-cell table:number-columns-repeated="7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5">
            <text:p>15,5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5.76">
            <text:p>15,76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5.74">
            <text:p>15,74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5.55">
            <text:p>15,55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5.26">
            <text:p>15,26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5.15">
            <text:p>15,15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5.54">
            <text:p>15,54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5.83">
            <text:p>15,83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5.42">
            <text:p>15,42</text:p>
          </table:table-cell>
          <table:table-cell table:number-columns-repeated="7"/>
        </table:table-row>
        <table:table-row table:style-name="ro1">
          <table:table-cell table:style-name="ce7" office:value-type="float" office:value="31">
            <text:p>31</text:p>
          </table:table-cell>
          <table:table-cell table:style-name="ce13" office:value-type="float" office:value="10">
            <text:p>10</text:p>
          </table:table-cell>
          <table:table-cell table:style-name="ce19" office:value-type="float" office:value="15.27">
            <text:p>15,27</text:p>
          </table:table-cell>
          <table:table-cell table:number-columns-repeated="7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5.3">
            <text:p>15,3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5.5">
            <text:p>15,5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5.82">
            <text:p>15,82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5.44">
            <text:p>15,44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5.78">
            <text:p>15,78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5.44">
            <text:p>15,44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5.2">
            <text:p>15,2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5.61">
            <text:p>15,61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5.7">
            <text:p>15,7</text:p>
          </table:table-cell>
          <table:table-cell table:number-columns-repeated="7"/>
        </table:table-row>
        <table:table-row table:style-name="ro1">
          <table:table-cell table:style-name="ce8" office:value-type="float" office:value="32">
            <text:p>32</text:p>
          </table:table-cell>
          <table:table-cell table:style-name="ce14" office:value-type="float" office:value="10">
            <text:p>10</text:p>
          </table:table-cell>
          <table:table-cell table:style-name="ce20" office:value-type="float" office:value="15.65">
            <text:p>15,6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3">13.12.2023</text:date>, <text:time>19:36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2-13T19:36:58.30</dc:date>
    <dc:creator>Загнеев </dc:creator>
    <meta:generator>OpenOffice/4.1.5$Win32 OpenOffice.org_project/415m1$Build-9789</meta:generator>
    <meta:editing-duration>PT3H44M21S</meta:editing-duration>
    <meta:editing-cycles>8</meta:editing-cycles>
    <meta:document-statistic meta:table-count="1" meta:cell-count="10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2cm" svg:height="12.805cm" xlink:href=".." xlink:type="simple" chart:class="chart:line" chart:style-name="ch1">
        <chart:plot-area chart:style-name="ch2" table:cell-range-address="Лист1.E7:Лист1.F39" chart:data-source-has-labels="both" svg:x="1.54cm" svg:y="1.159cm" svg:width="22.576cm" svg:height="10.382cm">
          <chartooo:coordinate-region svg:x="2.161cm" svg:y="1.371cm" svg:width="21.768cm" svg:height="9.497cm"/>
          <chart:axis chart:dimension="x" chart:name="primary-x" chart:style-name="ch3" chartooo:axis-type="auto">
            <chartooo:date-scale/>
            <chart:title svg:x="11.633cm" svg:y="11.798cm" chart:style-name="ch4">
              <text:p>Fragment count</text:p>
            </chart:title>
            <chart:categories table:cell-range-address="Лист1.E8:Лист1.E39"/>
          </chart:axis>
          <chart:axis chart:dimension="y" chart:name="primary-y" chart:style-name="ch3">
            <chart:title svg:x="0.451cm" svg:y="7.519cm" chart:style-name="ch5">
              <text:p>Tact / operation</text:p>
            </chart:title>
            <chart:grid chart:style-name="ch6" chart:class="major"/>
          </chart:axis>
          <chart:series chart:style-name="ch7" chart:values-cell-range-address="Лист1.F8:Лист1.F39" chart:label-cell-address="Лист1.F7:Лист1.F7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ct / operation</text:p>
                <draw:g>
                  <svg:desc>Лист1.F7:Лист1.F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Лист1.E8:Лист1.E39</svg:desc>
                </draw:g>
              </table:table-cell>
              <table:table-cell office:value-type="float" office:value="9.18">
                <text:p>9.18</text:p>
                <draw:g>
                  <svg:desc>Лист1.F8:Лист1.F3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5.17">
                <text:p>15.1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5.2">
                <text:p>15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